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31100000258B9DD0369.jpg" manifest:media-type="image/jpeg"/>
  <manifest:file-entry manifest:full-path="Pictures/10000001000001CE0000008381FD3FDC.png" manifest:media-type="image/png"/>
  <manifest:file-entry manifest:full-path="Pictures/1000000100000273000000A7FAEA5CE6.png" manifest:media-type="image/png"/>
  <manifest:file-entry manifest:full-path="Pictures/10000001000001780000009FCE98791A.png" manifest:media-type="image/png"/>
  <manifest:file-entry manifest:full-path="Pictures/10000001000000640000006458BA916C.png" manifest:media-type="image/png"/>
  <manifest:file-entry manifest:full-path="Pictures/10000001000001BD000000C37C3EE4C1.png" manifest:media-type="image/png"/>
  <manifest:file-entry manifest:full-path="Pictures/1000000100000273000000A7DCC488F1.png" manifest:media-type="image/png"/>
  <manifest:file-entry manifest:full-path="Pictures/10000001000001C200000130D3978288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90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4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71cm" loext:decorative="false"/>
      <style:paragraph-properties style:writing-mode="lr-tb"/>
    </style:style>
    <style:style style:name="gr7" style:family="graphic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2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7cm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1.147cm" fo:min-width="1.48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85cm" loext:decorative="false"/>
      <style:paragraph-properties style:writing-mode="lr-tb"/>
    </style:style>
    <style:style style:name="gr1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2.036cm" fo:min-width="4.072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2.036cm" fo:min-width="5.523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3cm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2.036cm" fo:min-width="8.95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8cm" loext:decorative="false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3cm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147cm" fo:min-width="3.918cm" loext:decorative="false"/>
    </style:style>
    <style:style style:name="gr23" style:family="graphic" style:parent-style-name="objectwithoutfill">
      <style:graphic-properties svg:stroke-width="0.106cm" svg:stroke-color="#ed1c24" draw:marker-start-width="0.358cm" draw:marker-end="Arrow" draw:marker-end-width="0.458cm" draw:fill="none" draw:textarea-vertical-align="middle" fo:padding-top="0.177cm" fo:padding-bottom="0.177cm" fo:padding-left="0.302cm" fo:padding-right="0.302cm" loext:decorative="false"/>
    </style:style>
    <style:style style:name="gr24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0.886cm" fo:min-width="3.8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147cm" fo:min-width="2.394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.123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 loext:decorative="false"/>
      <style:paragraph-properties style:writing-mode="lr-tb"/>
    </style:style>
    <style:style style:name="gr29" style:family="graphic" style:parent-style-name="objectwithoutfill">
      <style:graphic-properties svg:stroke-width="0.053cm" svg:stroke-color="#ed1c24" draw:marker-start-width="0.279cm" draw:marker-end="Arrow" draw:marker-end-width="0.282cm" draw:fill="none" draw:textarea-vertical-align="middle" fo:padding-top="0.151cm" fo:padding-bottom="0.151cm" fo:padding-left="0.276cm" fo:padding-right="0.276cm" loext:decorative="fals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.637cm" fo:min-width="1.387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1.147cm" fo:min-width="4.58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669cm" loext:decorative="false"/>
      <style:paragraph-properties style:writing-mode="lr-tb"/>
    </style:style>
    <style:style style:name="gr34" style:family="graphic" style:parent-style-name="standard">
      <style:graphic-properties draw:fill-color="#bee3d3" draw:textarea-horizontal-align="justify" draw:textarea-vertical-align="middle" draw:auto-grow-height="false" fo:min-height="1.398cm" fo:min-width="4.44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bee3d3" draw:textarea-horizontal-align="justify" draw:textarea-vertical-align="middle" draw:auto-grow-height="false" fo:min-height="1.398cm" fo:min-width="2.757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Monaco" fo:background-color="#fff9a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end"/>
      <style:text-properties fo:color="#000000" loext:opacity="100%" style:text-line-through-style="none" style:text-line-through-type="none" fo:font-weight="bold" style:font-weight-asian="bold" style:font-weight-complex="bold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text-line-through-style="solid" style:text-line-through-type="single" style:font-name="Monaco" fo:background-color="#fff9ae"/>
    </style:style>
    <style:style style:name="P9" style:family="paragraph">
      <loext:graphic-properties draw:fill="none" draw:fill-color="#ffffff"/>
      <style:paragraph-properties fo:text-align="end"/>
      <style:text-properties fo:color="#808080" loext:opacity="100%" style:text-line-through-style="solid" style:text-line-through-type="single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Monaco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style:font-name="Monaco" fo:font-style="normal" style:font-style-asian="normal" style:font-style-complex="normal"/>
    </style:style>
    <style:style style:name="P12" style:family="paragraph">
      <loext:graphic-properties draw:fill-color="#b4c7dc"/>
      <style:paragraph-properties fo:text-align="center" style:writing-mode="lr-tb"/>
      <style:text-properties style:font-name="Monaco" fo:font-style="normal" style:font-style-asian="normal" style:font-style-complex="normal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weight="bold"/>
    </style:style>
    <style:style style:name="P16" style:family="paragraph">
      <loext:graphic-properties draw:fill="none" draw:fill-color="#b4c7dc"/>
      <style:text-properties style:font-name="Monaco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ed1c24" loext:opacity="100%" fo:font-size="18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end"/>
      <style:text-properties fo:color="#ed1c24" loext:opacity="100%" fo:font-size="18pt" fo:font-weight="bold" style:font-weight-asian="bold" style:font-weight-complex="bold"/>
    </style:style>
    <style:style style:name="P20" style:family="paragraph">
      <loext:graphic-properties draw:fill-color="#bee3d3"/>
      <style:paragraph-properties fo:text-align="center" style:writing-mode="lr-tb"/>
    </style:style>
    <style:style style:name="P21" style:family="paragraph">
      <loext:graphic-properties draw:fill="none" draw:fill-color="#ffffff"/>
      <style:text-properties style:font-name="Monaco" fo:background-color="#f7a19a"/>
    </style:style>
    <style:style style:name="T1" style:family="text">
      <style:text-properties style:font-name="Monaco" fo:background-color="#fff9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style:text-line-through-style="none" style:text-line-through-type="none" fo:font-weight="bold" style:font-weight-asian="bold" style:font-weight-complex="bold"/>
    </style:style>
    <style:style style:name="T4" style:family="text">
      <style:text-properties style:text-line-through-style="solid" style:text-line-through-type="single" style:font-name="Monaco" fo:background-color="#fff9ae"/>
    </style:style>
    <style:style style:name="T5" style:family="text">
      <style:text-properties fo:color="#808080" loext:opacity="100%" style:text-line-through-style="solid" style:text-line-through-type="single" fo:font-weight="bold" style:font-weight-asian="bold" style:font-weight-complex="bold"/>
    </style:style>
    <style:style style:name="T6" style:family="text">
      <style:text-properties style:font-name="Monaco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Monaco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Monaco" fo:font-style="normal" style:font-style-asian="normal" style:font-style-complex="normal"/>
    </style:style>
    <style:style style:name="T9" style:family="text">
      <style:text-properties fo:font-weight="bold"/>
    </style:style>
    <style:style style:name="T10" style:family="text">
      <style:text-properties fo:color="#ed1c24" loext:opacity="100%" fo:font-size="18pt"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style:font-name="Monaco" fo:background-color="#f7a1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42cm" svg:height="3.946cm" svg:x="12.095cm" svg:y="1.499cm">
          <draw:image xlink:href="Pictures/10000001000001C200000130D3978288.png" xlink:type="simple" xlink:show="embed" xlink:actuate="onLoad" draw:mime-type="image/png">
            <text:p/>
          </draw:image>
        </draw:frame>
        <draw:frame draw:style-name="gr1" draw:text-style-name="P1" draw:layer="layout" svg:width="8.695cm" svg:height="3.81cm" svg:x="10.669cm" svg:y="15.632cm">
          <draw:image xlink:href="Pictures/10000001000001BD000000C37C3EE4C1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3.759cm" svg:x="10.571cm" svg:y="8.417cm">
          <draw:image xlink:href="Pictures/10000001000001780000009FCE98791A.png" xlink:type="simple" xlink:show="embed" xlink:actuate="onLoad" draw:mime-type="image/png">
            <text:p/>
          </draw:image>
        </draw:frame>
        <draw:line draw:style-name="gr2" draw:text-style-name="P1" draw:layer="layout" svg:x1="15.016cm" svg:y1="5.953cm" svg:x2="15.016cm" svg:y2="8.493cm">
          <text:p/>
        </draw:line>
        <draw:frame draw:style-name="gr3" draw:text-style-name="P3" draw:layer="layout" svg:width="2.407cm" svg:height="1.047cm" svg:x="13.813cm" svg:y="6.461cm">
          <draw:text-box>
            <text:p text:style-name="P2"><text:span text:style-name="T1">stdin</text:span></text:p>
          </draw:text-box>
        </draw:frame>
        <draw:frame draw:style-name="gr4" draw:text-style-name="P5" draw:layer="layout" svg:width="3.542cm" svg:height="0.962cm" svg:x="6.198cm" svg:y="3.54cm">
          <draw:text-box>
            <text:p text:style-name="P4"><text:span text:style-name="T2">Input data</text:span></text:p>
          </draw:text-box>
        </draw:frame>
        <draw:frame draw:style-name="gr5" draw:text-style-name="P5" draw:layer="layout" svg:width="2.973cm" svg:height="0.962cm" svg:x="6.774cm" svg:y="9.763cm">
          <draw:text-box>
            <text:p text:style-name="P4"><text:span text:style-name="T2">Process</text:span></text:p>
          </draw:text-box>
        </draw:frame>
        <draw:frame draw:style-name="gr6" draw:text-style-name="P5" draw:layer="layout" svg:width="4.071cm" svg:height="0.962cm" svg:x="5.669cm" svg:y="17.129cm">
          <draw:text-box>
            <text:p text:style-name="P4"><text:span text:style-name="T2">Output data</text:span></text:p>
          </draw:text-box>
        </draw:frame>
        <draw:g draw:style-name="gr7">
          <draw:line draw:style-name="gr2" draw:text-style-name="P1" draw:layer="layout" svg:x1="14.511cm" svg:y1="12.699cm" svg:x2="12.022cm" svg:y2="15.188cm">
            <text:p/>
          </draw:line>
          <draw:frame draw:style-name="gr8" draw:text-style-name="P3" draw:layer="layout" svg:width="2.788cm" svg:height="1.047cm" svg:x="11.872cm" svg:y="13.135cm">
            <draw:text-box>
              <text:p text:style-name="P2"><text:span text:style-name="T1">stdout</text:span></text:p>
            </draw:text-box>
          </draw:frame>
          <draw:line draw:style-name="gr2" draw:text-style-name="P1" draw:layer="layout" svg:x1="15.522cm" svg:y1="12.673cm" svg:x2="18.011cm" svg:y2="15.162cm">
            <text:p/>
          </draw:line>
          <draw:frame draw:style-name="gr8" draw:text-style-name="P3" draw:layer="layout" svg:width="2.788cm" svg:height="1.047cm" svg:x="15.372cm" svg:y="13.109cm">
            <draw:text-box>
              <text:p text:style-name="P2"><text:span text:style-name="T1">stderr</text:span></text:p>
            </draw:text-box>
          </draw:frame>
        </draw:g>
        <draw:frame draw:style-name="gr9" draw:text-style-name="P6" draw:layer="layout" svg:width="3.537cm" svg:height="0.962cm" svg:x="20.47cm" svg:y="17.129cm">
          <draw:text-box>
            <text:p text:style-name="P4"><text:span text:style-name="T3">Error data</text:span></text:p>
          </draw:text-box>
        </draw:frame>
      </draw:page>
      <draw:page draw:name="page2" draw:style-name="dp1" draw:master-page-name="Default">
        <draw:custom-shape draw:style-name="gr10" draw:text-style-name="P7" draw:layer="layout" svg:width="1.986cm" svg:height="1.397cm" svg:x="14.279cm" svg:y="9.5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842cm" svg:height="3.946cm" svg:x="12.351cm" svg:y="1.499cm">
          <draw:image xlink:href="Pictures/10000001000001C200000130D3978288.png" xlink:type="simple" xlink:show="embed" xlink:actuate="onLoad" draw:mime-type="image/png">
            <text:p/>
          </draw:image>
        </draw:frame>
        <draw:line draw:style-name="gr2" draw:text-style-name="P1" draw:layer="layout" svg:x1="15.272cm" svg:y1="5.953cm" svg:x2="15.272cm" svg:y2="8.493cm">
          <text:p/>
        </draw:line>
        <draw:frame draw:style-name="gr3" draw:text-style-name="P8" draw:layer="layout" svg:width="2.407cm" svg:height="1.047cm" svg:x="14.069cm" svg:y="6.461cm">
          <draw:text-box>
            <text:p text:style-name="P2"><text:span text:style-name="T4">stdin</text:span></text:p>
          </draw:text-box>
        </draw:frame>
        <draw:frame draw:style-name="gr4" draw:text-style-name="P9" draw:layer="layout" svg:width="3.542cm" svg:height="0.962cm" svg:x="6.198cm" svg:y="3.54cm">
          <draw:text-box>
            <text:p text:style-name="P4"><text:span text:style-name="T5">Input data</text:span></text:p>
          </draw:text-box>
        </draw:frame>
        <draw:frame draw:style-name="gr5" draw:text-style-name="P5" draw:layer="layout" svg:width="2.973cm" svg:height="0.962cm" svg:x="6.774cm" svg:y="9.763cm">
          <draw:text-box>
            <text:p text:style-name="P4"><text:span text:style-name="T2">Process</text:span></text:p>
          </draw:text-box>
        </draw:frame>
        <draw:frame draw:style-name="gr6" draw:text-style-name="P5" draw:layer="layout" svg:width="4.071cm" svg:height="0.962cm" svg:x="2.169cm" svg:y="15.929cm">
          <draw:text-box>
            <text:p text:style-name="P4"><text:span text:style-name="T2">Output data</text:span></text:p>
          </draw:text-box>
        </draw:frame>
        <draw:g draw:style-name="gr7">
          <draw:line draw:style-name="gr2" draw:text-style-name="P1" draw:layer="layout" svg:x1="14.767cm" svg:y1="11.599cm" svg:x2="12.278cm" svg:y2="14.088cm">
            <text:p/>
          </draw:line>
          <draw:frame draw:style-name="gr8" draw:text-style-name="P3" draw:layer="layout" svg:width="2.788cm" svg:height="1.047cm" svg:x="12.128cm" svg:y="12.035cm">
            <draw:text-box>
              <text:p text:style-name="P2"><text:span text:style-name="T1">stdout</text:span></text:p>
            </draw:text-box>
          </draw:frame>
          <draw:line draw:style-name="gr2" draw:text-style-name="P1" draw:layer="layout" svg:x1="15.778cm" svg:y1="11.573cm" svg:x2="18.267cm" svg:y2="14.062cm">
            <text:p/>
          </draw:line>
          <draw:frame draw:style-name="gr8" draw:text-style-name="P3" draw:layer="layout" svg:width="2.788cm" svg:height="1.047cm" svg:x="15.628cm" svg:y="12.009cm">
            <draw:text-box>
              <text:p text:style-name="P2"><text:span text:style-name="T1">stderr</text:span></text:p>
            </draw:text-box>
          </draw:frame>
        </draw:g>
        <draw:frame draw:style-name="gr9" draw:text-style-name="P6" draw:layer="layout" svg:width="3.537cm" svg:height="0.962cm" svg:x="2.707cm" svg:y="17.629cm">
          <draw:text-box>
            <text:p text:style-name="P4"><text:span text:style-name="T3">Error data</text:span></text:p>
          </draw:text-box>
        </draw:frame>
        <draw:frame draw:style-name="gr11" draw:text-style-name="P10" draw:layer="layout" svg:width="1.35cm" svg:height="1.136cm" svg:x="14.598cm" svg:y="9.647cm">
          <draw:text-box>
            <text:p><text:span text:style-name="T6">ls</text:span></text:p>
          </draw:text-box>
        </draw:frame>
        <draw:line draw:style-name="gr12" draw:text-style-name="P1" draw:layer="layout" svg:x1="11.97cm" svg:y1="8.366cm" svg:x2="18.574cm" svg:y2="1.762cm">
          <text:p/>
        </draw:line>
        <draw:line draw:style-name="gr12" draw:text-style-name="P1" draw:layer="layout" svg:x1="18.574cm" svg:y1="8.366cm" svg:x2="11.97cm" svg:y2="1.762cm">
          <text:p/>
        </draw:line>
        <draw:frame draw:style-name="gr1" draw:text-style-name="P1" draw:layer="layout" svg:width="17.797cm" svg:height="4.739cm" svg:x="6.374cm" svg:y="14.592cm">
          <draw:image xlink:href="Pictures/1000000100000273000000A7FAEA5CE6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10" draw:text-style-name="P7" draw:layer="layout" svg:width="1.986cm" svg:height="1.397cm" svg:x="14.372cm" svg:y="9.5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842cm" svg:height="3.946cm" svg:x="12.444cm" svg:y="1.499cm">
          <draw:image xlink:href="Pictures/10000001000001C200000130D3978288.png" xlink:type="simple" xlink:show="embed" xlink:actuate="onLoad" draw:mime-type="image/png">
            <text:p/>
          </draw:image>
        </draw:frame>
        <draw:line draw:style-name="gr2" draw:text-style-name="P1" draw:layer="layout" svg:x1="15.365cm" svg:y1="5.953cm" svg:x2="15.365cm" svg:y2="8.493cm">
          <text:p/>
        </draw:line>
        <draw:frame draw:style-name="gr3" draw:text-style-name="P8" draw:layer="layout" svg:width="2.407cm" svg:height="1.047cm" svg:x="14.162cm" svg:y="6.461cm">
          <draw:text-box>
            <text:p text:style-name="P2"><text:span text:style-name="T4">stdin</text:span></text:p>
          </draw:text-box>
        </draw:frame>
        <draw:frame draw:style-name="gr4" draw:text-style-name="P9" draw:layer="layout" svg:width="3.542cm" svg:height="0.962cm" svg:x="6.198cm" svg:y="3.54cm">
          <draw:text-box>
            <text:p text:style-name="P4"><text:span text:style-name="T5">Input data</text:span></text:p>
          </draw:text-box>
        </draw:frame>
        <draw:frame draw:style-name="gr5" draw:text-style-name="P5" draw:layer="layout" svg:width="2.973cm" svg:height="0.962cm" svg:x="6.774cm" svg:y="9.763cm">
          <draw:text-box>
            <text:p text:style-name="P4"><text:span text:style-name="T2">Process</text:span></text:p>
          </draw:text-box>
        </draw:frame>
        <draw:frame draw:style-name="gr6" draw:text-style-name="P9" draw:layer="layout" svg:width="4.071cm" svg:height="0.962cm" svg:x="2.169cm" svg:y="15.129cm">
          <draw:text-box>
            <text:p text:style-name="P4"><text:span text:style-name="T5">Output data</text:span></text:p>
          </draw:text-box>
        </draw:frame>
        <draw:g draw:style-name="gr7">
          <draw:line draw:style-name="gr2" draw:text-style-name="P1" draw:layer="layout" svg:x1="14.86cm" svg:y1="11.599cm" svg:x2="12.371cm" svg:y2="14.088cm">
            <text:p/>
          </draw:line>
          <draw:frame draw:style-name="gr8" draw:text-style-name="P3" draw:layer="layout" svg:width="2.788cm" svg:height="1.047cm" svg:x="12.221cm" svg:y="12.035cm">
            <draw:text-box>
              <text:p text:style-name="P2"><text:span text:style-name="T1">stdout</text:span></text:p>
            </draw:text-box>
          </draw:frame>
          <draw:line draw:style-name="gr2" draw:text-style-name="P1" draw:layer="layout" svg:x1="15.871cm" svg:y1="11.573cm" svg:x2="18.36cm" svg:y2="14.062cm">
            <text:p/>
          </draw:line>
          <draw:frame draw:style-name="gr8" draw:text-style-name="P3" draw:layer="layout" svg:width="2.788cm" svg:height="1.047cm" svg:x="15.721cm" svg:y="12.009cm">
            <draw:text-box>
              <text:p text:style-name="P2"><text:span text:style-name="T1">stderr</text:span></text:p>
            </draw:text-box>
          </draw:frame>
        </draw:g>
        <draw:frame draw:style-name="gr9" draw:text-style-name="P6" draw:layer="layout" svg:width="3.537cm" svg:height="0.962cm" svg:x="2.707cm" svg:y="16.729cm">
          <draw:text-box>
            <text:p text:style-name="P4"><text:span text:style-name="T3">Error data</text:span></text:p>
          </draw:text-box>
        </draw:frame>
        <draw:frame draw:style-name="gr11" draw:text-style-name="P10" draw:layer="layout" svg:width="1.35cm" svg:height="1.136cm" svg:x="14.691cm" svg:y="9.647cm">
          <draw:text-box>
            <text:p><text:span text:style-name="T6">cd</text:span></text:p>
          </draw:text-box>
        </draw:frame>
        <draw:line draw:style-name="gr12" draw:text-style-name="P1" draw:layer="layout" svg:x1="12.063cm" svg:y1="8.366cm" svg:x2="18.667cm" svg:y2="1.762cm">
          <text:p/>
        </draw:line>
        <draw:line draw:style-name="gr12" draw:text-style-name="P1" draw:layer="layout" svg:x1="18.667cm" svg:y1="8.366cm" svg:x2="12.063cm" svg:y2="1.762cm">
          <text:p/>
        </draw:line>
        <draw:frame draw:style-name="gr1" draw:text-style-name="P1" draw:layer="layout" svg:width="18.123cm" svg:height="4.826cm" svg:x="6.304cm" svg:y="14.462cm">
          <draw:image xlink:href="Pictures/1000000100000273000000A7DCC488F1.png" xlink:type="simple" xlink:show="embed" xlink:actuate="onLoad" draw:mime-type="image/png">
            <text:p/>
          </draw:image>
        </draw:frame>
        <draw:line draw:style-name="gr12" draw:text-style-name="P1" draw:layer="layout" svg:x1="13.063cm" svg:y1="13.366cm" svg:x2="14.622cm" svg:y2="11.807cm">
          <text:p/>
        </draw:line>
        <draw:line draw:style-name="gr12" draw:text-style-name="P1" draw:layer="layout" svg:x1="14.622cm" svg:y1="13.367cm" svg:x2="13.063cm" svg:y2="11.808cm">
          <text:p/>
        </draw:line>
      </draw:page>
      <draw:page draw:name="page4" draw:style-name="dp1" draw:master-page-name="Default">
        <draw:custom-shape draw:style-name="gr13" draw:text-style-name="P12" draw:layer="layout" svg:width="4.572cm" svg:height="2.286cm" svg:x="3.032cm" svg:y="2.27cm">
          <text:p text:style-name="P11"><text:span text:style-name="T7">PID 1</text:span></text:p>
          <text:p text:style-name="P11"><text:span text:style-name="T8">/sbin/init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023cm" svg:height="2.286cm" svg:x="8.439cm" svg:y="3.983cm">
          <text:p text:style-name="P11"><text:span text:style-name="T7">PID 1234</text:span></text:p>
          <text:p text:style-name="P11"><text:span text:style-name="T8">/usr/sbin/sshd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023cm" svg:height="2.286cm" svg:x="15.239cm" svg:y="5.583cm">
          <text:p text:style-name="P11"><text:span text:style-name="T7">PID 4325</text:span></text:p>
          <text:p text:style-name="P11"><text:span text:style-name="T8">/bin/bash</text:span></text:p>
          <draw:enhanced-geometry svg:viewBox="0 0 21600 21600" draw:type="rectangle" draw:enhanced-path="M 0 0 L 21600 0 21600 21600 0 21600 0 0 Z N"/>
        </draw:custom-shape>
        <draw:polyline draw:style-name="gr15" draw:text-style-name="P1" draw:layer="layout" svg:width="3.174cm" svg:height="1.142cm" svg:x="7.604cm" svg:y="2.778cm" svg:viewBox="0 0 3175 1143" draw:points="0,0 3175,0 3175,1143">
          <text:p/>
        </draw:polyline>
        <draw:frame draw:style-name="gr16" draw:text-style-name="P13" draw:layer="layout" svg:width="2.303cm" svg:height="0.962cm" svg:x="8.382cm" svg:y="1.87cm">
          <draw:text-box>
            <text:p>parent</text:p>
          </draw:text-box>
        </draw:frame>
        <draw:polyline draw:style-name="gr15" draw:text-style-name="P1" draw:layer="layout" svg:width="3.174cm" svg:height="1.142cm" svg:x="14.505cm" svg:y="4.379cm" svg:viewBox="0 0 3175 1143" draw:points="0,0 3175,0 3175,1143">
          <text:p/>
        </draw:polyline>
        <draw:frame draw:style-name="gr16" draw:text-style-name="P13" draw:layer="layout" svg:width="2.303cm" svg:height="0.962cm" svg:x="15.283cm" svg:y="3.471cm">
          <draw:text-box>
            <text:p>parent</text:p>
          </draw:text-box>
        </draw:frame>
      </draw:page>
      <draw:page draw:name="page5" draw:style-name="dp1" draw:master-page-name="Default">
        <draw:custom-shape draw:style-name="gr17" draw:text-style-name="P12" draw:layer="layout" svg:width="9.452cm" svg:height="2.286cm" svg:x="7.677cm" svg:y="7.858cm">
          <text:p text:style-name="P11"><text:span text:style-name="T7">PID 1234</text:span></text:p>
          <text:p text:style-name="P11"><text:span text:style-name="T8">curl http://google.com</text:span></text:p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2.408cm" svg:height="0.962cm" svg:x="7.945cm" svg:y="11.922cm">
          <draw:text-box>
            <text:p text:style-name="P2">Output</text:p>
          </draw:text-box>
        </draw:frame>
        <draw:line draw:style-name="gr19" draw:text-style-name="P1" draw:layer="layout" svg:x1="9.148cm" svg:y1="10.144cm" svg:x2="9.148cm" svg:y2="12.049cm">
          <text:p/>
        </draw:line>
        <draw:frame draw:style-name="gr20" draw:text-style-name="P14" draw:layer="layout" svg:width="1.913cm" svg:height="0.962cm" svg:x="11.346cm" svg:y="11.922cm">
          <draw:text-box>
            <text:p text:style-name="P2">Error</text:p>
          </draw:text-box>
        </draw:frame>
        <draw:line draw:style-name="gr19" draw:text-style-name="P1" draw:layer="layout" svg:x1="12.302cm" svg:y1="10.144cm" svg:x2="12.302cm" svg:y2="12.049cm">
          <text:p/>
        </draw:line>
        <draw:frame draw:style-name="gr21" draw:text-style-name="P15" draw:layer="layout" svg:width="3.713cm" svg:height="0.962cm" svg:x="13.746cm" svg:y="11.922cm">
          <draw:text-box>
            <text:p text:style-name="P2"><text:span text:style-name="T9">Exit status</text:span></text:p>
          </draw:text-box>
        </draw:frame>
        <draw:line draw:style-name="gr19" draw:text-style-name="P1" draw:layer="layout" svg:x1="15.601cm" svg:y1="10.144cm" svg:x2="15.601cm" svg:y2="12.049cm">
          <text:p/>
        </draw:line>
      </draw:page>
      <draw:page draw:name="page6" draw:style-name="dp1" draw:master-page-name="Default">
        <draw:custom-shape draw:style-name="gr22" draw:text-style-name="P7" draw:layer="layout" svg:width="4.418cm" svg:height="1.397cm" svg:x="5.853cm" svg:y="4.175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0.318cm" svg:y1="4.91cm" svg:x2="19.288cm" svg:y2="4.911cm">
          <text:p/>
        </draw:line>
        <draw:frame draw:style-name="gr8" draw:text-style-name="P3" draw:layer="layout" svg:width="2.788cm" svg:height="1.047cm" svg:x="10.525cm" svg:y="4.402cm">
          <draw:text-box>
            <text:p text:style-name="P2"><text:span text:style-name="T1">stdout</text:span></text:p>
          </draw:text-box>
        </draw:frame>
        <draw:frame draw:style-name="gr24" draw:text-style-name="P16" draw:layer="layout" svg:width="4.32cm" svg:height="1.136cm" svg:x="5.906cm" svg:y="4.307cm">
          <draw:text-box>
            <text:p><text:span text:style-name="T6">Process A</text:span></text:p>
          </draw:text-box>
        </draw:frame>
        <draw:frame draw:style-name="gr3" draw:text-style-name="P3" draw:layer="layout" svg:width="2.407cm" svg:height="1.047cm" svg:x="15.806cm" svg:y="4.402cm">
          <draw:text-box>
            <text:p text:style-name="P2"><text:span text:style-name="T1">stdin</text:span></text:p>
          </draw:text-box>
        </draw:frame>
        <draw:frame draw:style-name="gr25" draw:text-style-name="P17" draw:layer="layout" svg:width="1.844cm" svg:height="0.962cm" svg:x="13.93cm" svg:y="3.686cm">
          <draw:text-box>
            <text:p text:style-name="P2"><text:span text:style-name="T10">Pipe</text:span></text:p>
          </draw:text-box>
        </draw:frame>
        <draw:custom-shape draw:style-name="gr22" draw:text-style-name="P7" draw:layer="layout" svg:width="4.418cm" svg:height="1.397cm" svg:x="19.376cm" svg:y="4.175cm">
          <text:p/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4.32cm" svg:height="1.136cm" svg:x="19.429cm" svg:y="4.307cm">
          <draw:text-box>
            <text:p><text:span text:style-name="T6">Process B</text:span></text:p>
          </draw:text-box>
        </draw:frame>
      </draw:page>
      <draw:page draw:name="page7" draw:style-name="dp1" draw:master-page-name="Default">
        <draw:custom-shape draw:style-name="gr26" draw:text-style-name="P7" draw:layer="layout" svg:width="2.894cm" svg:height="1.397cm" svg:x="19.188cm" svg:y="5.37cm">
          <text:p/>
          <draw:enhanced-geometry svg:viewBox="0 0 21600 21600" draw:type="rectangle" draw:enhanced-path="M 0 0 L 21600 0 21600 21600 0 21600 0 0 Z N"/>
        </draw:custom-shape>
        <draw:frame draw:style-name="gr5" draw:text-style-name="P18" draw:layer="layout" svg:width="2.973cm" svg:height="0.962cm" svg:x="22.355cm" svg:y="5.591cm">
          <draw:text-box>
            <text:p text:style-name="P4"><text:span text:style-name="T11">Process</text:span></text:p>
          </draw:text-box>
        </draw:frame>
        <draw:line draw:style-name="gr23" draw:text-style-name="P1" draw:layer="layout" svg:x1="20.732cm" svg:y1="6.744cm" svg:x2="20.732cm" svg:y2="10.264cm">
          <text:p/>
        </draw:line>
        <draw:frame draw:style-name="gr8" draw:text-style-name="P3" draw:layer="layout" svg:width="2.788cm" svg:height="1.047cm" svg:x="19.337cm" svg:y="6.996cm">
          <draw:text-box>
            <text:p text:style-name="P2"><text:span text:style-name="T1">stdout</text:span></text:p>
          </draw:text-box>
        </draw:frame>
        <draw:path draw:style-name="gr2" draw:text-style-name="P1" draw:layer="layout" svg:width="5.587cm" svg:height="8.269cm" draw:transform="rotate (-3.14159265358979) translate (19.161cm 14.335cm)" svg:viewBox="0 0 5588 8270" svg:d="M0 8270c0 0 3048-142 3810-1158s1778-7112 1778-7112">
          <text:p/>
        </draw:path>
        <draw:frame draw:style-name="gr8" draw:text-style-name="P3" draw:layer="layout" svg:width="2.788cm" svg:height="1.047cm" svg:x="13.573cm" svg:y="7.831cm">
          <draw:text-box>
            <text:p text:style-name="P2"><text:span text:style-name="T1">stderr</text:span></text:p>
          </draw:text-box>
        </draw:frame>
        <draw:frame draw:style-name="gr27" draw:text-style-name="P10" draw:layer="layout" svg:width="2.623cm" svg:height="1.136cm" svg:x="19.326cm" svg:y="5.502cm">
          <draw:text-box>
            <text:p><text:span text:style-name="T6">ls -1</text:span></text:p>
          </draw:text-box>
        </draw:frame>
        <draw:custom-shape draw:style-name="gr26" draw:text-style-name="P7" draw:layer="layout" svg:width="2.894cm" svg:height="1.397cm" svg:x="19.188cm" svg:y="10.27cm">
          <text:p/>
          <draw:enhanced-geometry svg:viewBox="0 0 21600 21600" draw:type="rectangle" draw:enhanced-path="M 0 0 L 21600 0 21600 21600 0 21600 0 0 Z N"/>
        </draw:custom-shape>
        <draw:frame draw:style-name="gr5" draw:text-style-name="P18" draw:layer="layout" svg:width="2.973cm" svg:height="0.962cm" svg:x="22.355cm" svg:y="10.491cm">
          <draw:text-box>
            <text:p text:style-name="P4"><text:span text:style-name="T11">Process</text:span></text:p>
          </draw:text-box>
        </draw:frame>
        <draw:frame draw:style-name="gr27" draw:text-style-name="P10" draw:layer="layout" svg:width="2.623cm" svg:height="1.136cm" svg:x="19.326cm" svg:y="10.402cm">
          <draw:text-box>
            <text:p><text:span text:style-name="T6">wc -l</text:span></text:p>
          </draw:text-box>
        </draw:frame>
        <draw:frame draw:style-name="gr3" draw:text-style-name="P3" draw:layer="layout" svg:width="2.407cm" svg:height="1.047cm" svg:x="19.537cm" svg:y="8.397cm">
          <draw:text-box>
            <text:p text:style-name="P2"><text:span text:style-name="T1">stdin</text:span></text:p>
          </draw:text-box>
        </draw:frame>
        <draw:line draw:style-name="gr2" draw:text-style-name="P1" draw:layer="layout" svg:x1="20.732cm" svg:y1="11.668cm" svg:x2="20.732cm" svg:y2="14.335cm">
          <text:p/>
        </draw:line>
        <draw:frame draw:style-name="gr8" draw:text-style-name="P3" draw:layer="layout" svg:width="2.788cm" svg:height="1.047cm" svg:x="19.337cm" svg:y="12.17cm">
          <draw:text-box>
            <text:p text:style-name="P2"><text:span text:style-name="T1">stdout</text:span></text:p>
          </draw:text-box>
        </draw:frame>
        <draw:path draw:style-name="gr2" draw:text-style-name="P1" draw:layer="layout" svg:width="3.336cm" svg:height="3.268cm" draw:transform="rotate (-3.14159265358979) translate (19.188cm 14.335cm)" svg:viewBox="0 0 3337 3269" svg:d="M0 3269c0 0 1932 33 2694-475s635-2794 635-2794">
          <text:p/>
        </draw:path>
        <draw:frame draw:style-name="gr8" draw:text-style-name="P3" draw:layer="layout" svg:width="2.788cm" svg:height="1.047cm" svg:x="14.97cm" svg:y="11.387cm">
          <draw:text-box>
            <text:p text:style-name="P2"><text:span text:style-name="T1">stderr</text:span></text:p>
          </draw:text-box>
        </draw:frame>
        <draw:frame draw:style-name="gr28" draw:text-style-name="P19" draw:layer="layout" svg:width="2.966cm" svg:height="0.962cm" svg:x="22.355cm" svg:y="7.791cm">
          <draw:text-box>
            <text:p text:style-name="P4"><text:span text:style-name="T10">Pipe</text:span></text:p>
          </draw:text-box>
        </draw:frame>
        <draw:path draw:style-name="gr29" draw:text-style-name="P1" draw:layer="layout" svg:width="1.269cm" svg:height="0.253cm" svg:x="16.875cm" svg:y="15.859cm" svg:viewBox="0 0 1270 254" svg:d="M0 0c0 0 423 254 635 254s635-254 635-254">
          <text:p/>
        </draw:path>
        <draw:frame draw:style-name="gr30" draw:text-style-name="P2" draw:layer="layout" svg:width="10.765cm" svg:height="3.052cm" svg:x="12.176cm" svg:y="14.335cm">
          <draw:image xlink:href="Pictures/10000001000001CE0000008381FD3FDC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custom-shape draw:style-name="gr31" draw:text-style-name="P1" draw:layer="layout" svg:width="2.667cm" svg:height="2.667cm" svg:x="11.695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5.08cm" svg:height="1.397cm" svg:x="19.481cm" svg:y="9.608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5.169cm" svg:height="1.136cm" svg:x="19.442cm" svg:y="9.74cm">
          <draw:text-box>
            <text:p><text:span text:style-name="T6">SSH Process</text:span></text:p>
          </draw:text-box>
        </draw:frame>
        <draw:frame draw:style-name="gr1" draw:text-style-name="P1" draw:layer="layout" svg:width="9.398cm" svg:height="7.183cm" svg:x="1.437cm" svg:y="6.615cm">
          <draw:image xlink:href="Pictures/100000000000031100000258B9DD0369.jpg" xlink:type="simple" xlink:show="embed" xlink:actuate="onLoad" draw:mime-type="image/jpeg">
            <text:p/>
          </draw:image>
        </draw:frame>
        <draw:line draw:style-name="gr19" draw:text-style-name="P1" draw:layer="layout" svg:x1="14.335cm" svg:y1="10.271cm" svg:x2="19.415cm" svg:y2="10.271cm">
          <text:p/>
        </draw:line>
        <draw:custom-shape draw:style-name="gr34" draw:text-style-name="P20" draw:layer="layout" svg:width="5.334cm" svg:height="1.778cm" svg:x="15.451cm" svg:y="6.185cm">
          <text:p text:style-name="P2">Hey, the modem</text:p>
          <text:p text:style-name="P2">hanged up.</text:p>
          <draw:enhanced-geometry svg:viewBox="0 0 21600 21600" draw:text-areas="800 800 20800 20800" draw:type="round-rectangular-callout" draw:modifiers="4388.82849109653 43892.0741989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0" draw:layer="layout" svg:width="3.517cm" svg:height="1.778cm" svg:x="19.669cm" svg:y="12.262cm">
          <text:p text:style-name="P2">Ok, I’ll</text:p>
          <text:p text:style-name="P2">shut down.</text:p>
          <draw:enhanced-geometry svg:viewBox="0 0 21600 21600" draw:text-areas="800 800 20800 20800" draw:type="round-rectangular-callout" draw:modifiers="18996.7026719727 -15856.9983136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21" draw:layer="layout" svg:width="2.788cm" svg:height="1.047cm" svg:x="15.357cm" svg:y="9.763cm">
          <draw:text-box>
            <text:p><text:span text:style-name="T12">SIGHUP</text:span></text:p>
          </draw:text-box>
        </draw:frame>
        <draw:frame draw:style-name="gr1" draw:text-style-name="P1" draw:layer="layout" svg:width="2.066cm" svg:height="2.066cm" svg:x="11.995cm" svg:y="9.201cm">
          <draw:image xlink:href="Pictures/10000001000000640000006458BA916C.png" xlink:type="simple" xlink:show="embed" xlink:actuate="onLoad" draw:mime-type="image/png">
            <text:p/>
          </draw:image>
        </draw:frame>
        <draw:frame draw:style-name="gr36" draw:text-style-name="P14" draw:layer="layout" svg:width="3.889cm" svg:height="1.673cm" svg:x="11.065cm" svg:y="11.73cm">
          <draw:text-box>
            <text:p text:style-name="P2">OS</text:p>
            <text:p text:style-name="P2">(or process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11T10:03:38.597079935</meta:creation-date>
    <dc:date>2024-09-10T12:24:49.295593081</dc:date>
    <meta:editing-duration>PT2H38M49S</meta:editing-duration>
    <meta:editing-cycles>15</meta:editing-cycles>
    <meta:generator>LibreOffice/24.8.0.3$MacOSX_X86_64 LibreOffice_project/0bdf1299c94fe897b119f97f3c613e9dca6be583</meta:generator>
    <meta:document-statistic meta:object-count="100"/>
  </office:meta>
</office:document-meta>
</file>